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7.692cm"/>
    </style:style>
    <style:style style:name="gr2" style:family="graphic" style:parent-style-name="CodeStyle">
      <style:graphic-properties draw:fill-color="#ffffff" fo:min-height="0.721cm"/>
    </style:style>
    <style:style style:name="gr3" style:family="graphic" style:parent-style-name="CodeStyle">
      <style:graphic-properties draw:fill-color="#66ccff" fo:min-height="0.721cm"/>
    </style:style>
    <style:style style:name="gr4" style:family="graphic" style:parent-style-name="CodeStyle">
      <style:graphic-properties draw:fill-color="#ffffff" fo:min-height="2.161cm"/>
    </style:style>
    <style:style style:name="gr5" style:family="graphic" style:parent-style-name="CodeStyle">
      <style:graphic-properties draw:fill-color="#eeeeee" draw:textarea-vertical-align="middle" draw:auto-grow-height="false" fo:min-height="8.452cm" fo:min-width="7.44cm"/>
    </style:style>
    <style:style style:name="gr6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7" style:family="graphic" style:parent-style-name="CodeStyle">
      <style:graphic-properties fo:min-height="0.721cm"/>
    </style:style>
    <style:style style:name="gr8" style:family="graphic" style:parent-style-name="CodeStyle">
      <style:graphic-properties draw:fill="solid" draw:fill-color="#99ccff" fo:min-height="0.721cm"/>
    </style:style>
    <style:style style:name="gr9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CodeStyle">
      <style:graphic-properties draw:fill-color="#ffffff" fo:min-height="0.716cm"/>
    </style:style>
    <style:style style:name="P1" style:family="paragraph">
      <loext:graphic-properties draw:fill-color="#eeeeee"/>
    </style:style>
    <style:style style:name="P2" style:family="paragraph">
      <loext:graphic-properties draw:fill-color="#ffffff"/>
    </style:style>
    <style:style style:name="P3" style:family="paragraph">
      <loext:graphic-properties draw:fill-color="#66ccff"/>
    </style:style>
    <style:style style:name="P4" style:family="paragraph">
      <loext:graphic-properties draw:fill="solid" draw:fill-color="#99cc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ccff" draw:fill-image-width="0cm" draw:fill-image-height="0cm"/>
      <style:paragraph-properties fo:text-align="center"/>
      <style:text-properties style:font-name="Lucida Sans1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ucida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255cm" svg:x="7.874cm" svg:y="1.3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223cm" svg:height="1.021cm" svg:x="9.779cm" svg:y="3.214cm">
          <draw:text-box>
            <text:p>Model Shell</text:p>
          </draw:text-box>
        </draw:frame>
        <draw:frame draw:style-name="gr2" draw:text-style-name="P2" draw:layer="layout" svg:width="6.223cm" svg:height="1.021cm" svg:x="9.779cm" svg:y="4.357cm">
          <draw:text-box>
            <text:p>Model Runner</text:p>
          </draw:text-box>
        </draw:frame>
        <draw:frame draw:style-name="gr3" draw:text-style-name="P3" draw:layer="layout" svg:width="6.223cm" svg:height="1.021cm" svg:x="9.779cm" svg:y="5.505cm">
          <draw:text-box>
            <text:p>DL App</text:p>
          </draw:text-box>
        </draw:frame>
        <draw:frame draw:style-name="gr4" draw:text-style-name="P2" draw:layer="layout" svg:width="6.223cm" svg:height="2.461cm" svg:x="9.779cm" svg:y="6.648cm">
          <draw:text-box>
            <text:p>Keras / TensorFlow</text:p>
            <text:p>Other DL Engines</text:p>
          </draw:text-box>
        </draw:frame>
        <draw:frame draw:style-name="gr2" draw:text-style-name="P2" draw:layer="layout" svg:width="4.826cm" svg:height="1.021cm" svg:x="11.176cm" svg:y="2.032cm">
          <draw:text-box>
            <text:p>Site settings</text:p>
          </draw:text-box>
        </draw:frame>
        <draw:custom-shape draw:style-name="gr5" draw:text-style-name="P1" draw:layer="layout" svg:width="8.128cm" svg:height="8.89cm" svg:x="7.493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604cm" svg:height="9.398cm" svg:x="0.127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5.842cm" svg:height="1.021cm" svg:x="0.381cm" svg:y="0.381cm">
          <draw:text-box>
            <text:p>test L</text:p>
          </draw:text-box>
        </draw:frame>
        <draw:frame draw:style-name="gr7" draw:layer="layout" svg:width="4.445cm" svg:height="1.021cm" svg:x="1.778cm" svg:y="1.646cm">
          <draw:text-box>
            <text:p>cfg sys</text:p>
          </draw:text-box>
        </draw:frame>
        <draw:frame draw:style-name="gr2" draw:text-style-name="P2" draw:layer="layout" svg:width="6.223cm" svg:height="1.021cm" svg:x="8.998cm" svg:y="1.392cm">
          <draw:text-box>
            <text:p>Model Shell</text:p>
          </draw:text-box>
        </draw:frame>
        <draw:frame draw:style-name="gr8" draw:text-style-name="P4" draw:layer="layout" svg:width="9.271cm" svg:height="1.021cm" svg:x="7.112cm" svg:y="0.127cm">
          <draw:text-box>
            <text:p>workflow.swift</text:p>
          </draw:text-box>
        </draw:frame>
        <draw:frame draw:style-name="gr2" draw:text-style-name="P2" draw:layer="layout" svg:width="6.223cm" svg:height="1.021cm" svg:x="9.017cm" svg:y="3.683cm">
          <draw:text-box>
            <text:p>Model Runner</text:p>
          </draw:text-box>
        </draw:frame>
        <draw:frame draw:style-name="gr7" draw:layer="layout" svg:width="6.223cm" svg:height="1.021cm" svg:x="9.017cm" svg:y="4.826cm">
          <draw:text-box>
            <text:p>DL App (Python)</text:p>
          </draw:text-box>
        </draw:frame>
        <draw:frame draw:style-name="gr4" draw:text-style-name="P2" draw:layer="layout" svg:width="6.223cm" svg:height="2.461cm" svg:x="9.017cm" svg:y="5.969cm">
          <draw:text-box>
            <text:p>Keras / TensorFlow</text:p>
            <text:p>Other DL Engines</text:p>
          </draw:text-box>
        </draw:frame>
        <draw:frame draw:style-name="gr9" draw:text-style-name="P6" draw:layer="layout" svg:width="4.445cm" svg:height="1.021cm" svg:x="1.778cm" svg:y="2.789cm">
          <draw:text-box>
            <text:p text:style-name="P5"><text:span text:style-name="T1">cfg params</text:span></text:p>
          </draw:text-box>
        </draw:frame>
        <draw:frame draw:style-name="gr2" draw:text-style-name="P2" draw:layer="layout" svg:width="6.096cm" svg:height="1.021cm" svg:x="0.381cm" svg:y="5.226cm">
          <draw:text-box>
            <text:p>Workflow Shell</text:p>
          </draw:text-box>
        </draw:frame>
        <draw:frame draw:style-name="gr2" draw:text-style-name="P2" draw:layer="layout" svg:width="6.096cm" svg:height="1.021cm" svg:x="0.381cm" svg:y="6.623cm">
          <draw:text-box>
            <text:p>Swift/T Launcher</text:p>
          </draw:text-box>
        </draw:frame>
        <draw:frame draw:style-name="gr10" draw:text-style-name="P7" draw:layer="layout" svg:width="6.604cm" svg:height="1.016cm" svg:x="0.005cm" svg:y="10.268cm">
          <draw:text-box>
            <text:p text:style-name="P5">Login Node</text:p>
          </draw:text-box>
        </draw:frame>
        <draw:frame draw:style-name="gr2" draw:text-style-name="P2" draw:layer="layout" svg:width="6.096cm" svg:height="1.021cm" svg:x="0.381cm" svg:y="8.015cm">
          <draw:text-box>
            <text:p>qsub, etc.</text:p>
          </draw:text-box>
        </draw:frame>
        <draw:frame draw:style-name="gr10" draw:text-style-name="P7" draw:layer="layout" svg:width="6.604cm" svg:height="1.016cm" svg:x="8.509cm" svg:y="10.244cm">
          <draw:text-box>
            <text:p text:style-name="P5">Compute Nodes</text:p>
          </draw:text-box>
        </draw:frame>
        <draw:frame draw:style-name="gr2" draw:text-style-name="P2" draw:layer="layout" svg:width="4.826cm" svg:height="1.021cm" svg:x="10.414cm" svg:y="2.535cm">
          <draw:text-box>
            <text:p>Site settings</text:p>
          </draw:text-box>
        </draw:frame>
        <draw:frame draw:style-name="gr11" draw:text-style-name="P2" draw:layer="layout" svg:width="4.445cm" svg:height="1.021cm" svg:x="1.778cm" svg:y="3.937cm">
          <draw:text-box>
            <text:p>Site settin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gradient-name="Gradient_20_2" draw:fill-hatch-name="Hatching_20_1" draw:fill-image-name="Bitmap_20_1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fo:text-align="center"/>
      <style:text-properties style:font-name="Lucida Sans1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16.76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1:40:28.442000000</meta:creation-date>
    <dc:date>2019-09-12T08:05:18.257000000</dc:date>
    <meta:editing-duration>PT33M50S</meta:editing-duration>
    <meta:editing-cycles>9</meta:editing-cycles>
    <meta:generator>LibreOffice/4.4.2.2$Windows_x86 LibreOffice_project/c4c7d32d0d49397cad38d62472b0bc8acff48dd6</meta:generator>
    <meta:document-statistic meta:object-count="23"/>
  </office:meta>
</office:document-meta>
</file>